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style>
    <style:style style:name="T1" style:family="text">
      <style:text-properties fo:font-style="italic" style:font-style-asian="italic" style:font-style-complex="italic"/>
    </style:style>
    <style:style style:name="T2" style:family="text">
      <style:text-properties style:font-style-asian="normal" style:font-style-complex="normal"/>
    </style:style>
    <style:style style:name="T3"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o de um compilador sob a perspectiva de um sistema online de programação</text:p>
      <text:p text:style-name="P1"/>
      <text:p text:style-name="P1">Introdução</text:p>
      <text:p text:style-name="P1"/>
      <text:p text:style-name="P2"><text:tab/>É evidente o crescente número de usuários conectados e dependentes da internet ao longo do tempo. Percebe-se também que estes usuários, estão cada vez mais necessitados de que suas ferramentas, antes usadas em seus <text:span text:style-name="T1">desktops</text:span><text:span text:style-name="T2">¹, fiquem disponíveis online, de prontidão, sempre que se fizer necessário, mesmo estando conectados longe de casa. Fez-se então necessário que o desenvolvimento de softwares caminhasse neste mesmo sentido. [carece de fontes]</text:span></text:p>
      <text:p text:style-name="P3"><text:tab/>Um aspecto interessante deste processo a ser analisado são as aplicações que dependem de um compilador, ou seja, programas que quando instalados na máquina sempre fazem uso de um compilador ou então, são eles mesmos, compiladores. Um exemplo deste tipo de software seria um compilador para Portugol. Como iria se comportar tal compilador ao ser usado na internet? Como se daria a implementação deste compilador? Quais aspectos a serem tratados? E como seria o sistema na web que necessitasse deste compilador?</text:p>
      <text:p text:style-name="P4"><text:span text:style-name="T3"><text:tab/>O objetivo principal deste trabalho é analisar o comportamento de um compilador feito para a linguagem Portugol[fontes], trabalhando sob um sistema de progamação na Web. A proposta é fazer um estudo detalhado da implementação deste compilador, tendo assim uma base sólida para o desenvolvimento do mesmo, visando na prática tirar conclusões à respeito das técnicas utilizadas.</text:span></text:p>
      <text:p text:style-name="P4"><text:span text:style-name="T3"><text:tab/>Este trabalho também tem como objetivo desenvolver uma aplicação Web que irá utilizar o compilador. A aplicação será um editor o qual o usuário fará seus programas em Portugol, tendo de imediato a resposta do compilador. A intenção é analisar como irá se comportar o compilador, bem como, verificar a viabilidade de uso de tal aplicação, ao se implementar utilizando as técnicas descritas ao longo deste trabalho. A aplicação terá um caráter educativo, no qual o usuário fará programas e, ele e seus trabalhos, poderão ser acompanhados por um instrutor, visando assim verificar os passos realizados pelo usuário, bem como a maneira pela qual o compilador tem sido usado.</text:span></text:p>
      <text:p text:style-name="P4"><text:span text:style-name="T3"><text:tab/>No capítulo 1 são abordados os conceitos de compiladores, as técnicas utilizadas na criação do compilador e como se dará o seu funcionamento diante uma aplicação Web.</text:span></text:p>
      <text:p text:style-name="P4"><text:span text:style-name="T3"><text:tab/>No capítulo 2 é feita uma apresentação da linguagem do compilador: o Portugol. Suas características e o embasamento para a criação do compilador baseado nesta linguagem também fará parte deste capítulo</text:span></text:p>
      <text:p text:style-name="P4"><text:span text:style-name="T3"><text:tab/>No capítulo 3 pode-se observar um levantamento sobre o estado da arte dos compiladores e como tem sido o uso destes em aplicações na Web. Neste também irei citar casos em que editores/compiladores foram colocados na Web.</text:span></text:p>
      <text:p text:style-name="P4"><text:soft-page-break/><text:span text:style-name="T3"><text:tab/>No capítulo 4 é discorrido sobre a metodologia proposta para o desenvolvimento do protótipo de editor/compilador Web.</text:span></text:p>
      <text:p text:style-name="P4"><text:span text:style-name="T3"><text:tab/>No capítulo 5 é abordado todo o processo de testes, além de ser realizado uma análise dos resultados. Por fim há uma conclusão do trabalho realizado, levantando os objetivos alcançados, pontos positivos, pontos negativos, dificuldades e trabalhos futuros.</text:span></text:p>
      <text:p text:style-name="P4"><text:span text:style-name="T3"><text:tab/>Ainda é possível encontrar o código fonte do compilador e da aplicação Web criada, além de toda a documentação de testes elaborada no apêndice desta monograf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a Turismo</meta:initial-creator>
    <meta:creation-date>2011-05-05T10:28:02</meta:creation-date>
    <dc:date>2011-05-06T15:10:49</dc:date>
    <dc:creator>Mara Turismo</dc:creator>
    <meta:editing-duration>PT8H54M35S</meta:editing-duration>
    <meta:editing-cycles>7</meta:editing-cycles>
    <meta:generator>BrOffice.org/3.3$Unix OpenOffice.org_project/330m20$Build-9567</meta:generator>
    <meta:document-statistic meta:table-count="0" meta:image-count="0" meta:object-count="0" meta:page-count="2" meta:paragraph-count="12" meta:word-count="504" meta:character-count="3219"/>
  </office:meta>
</office:document-meta>
</file>